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 style:list-style-name="Numbering_20_123">
      <style:text-properties style:font-name="Arial1" officeooo:rsid="000f7450" officeooo:paragraph-rsid="000f7450"/>
    </style:style>
    <style:style style:name="P2" style:family="paragraph" style:parent-style-name="Standard" style:list-style-name="Numbering_20_123">
      <style:text-properties style:font-name="Arial1" officeooo:rsid="000f7450" officeooo:paragraph-rsid="000ff8f9"/>
    </style:style>
    <style:style style:name="P3" style:family="paragraph" style:parent-style-name="Standard" style:list-style-name="Numbering_20_123">
      <style:paragraph-properties fo:break-before="page"/>
      <style:text-properties style:font-name="Arial1" officeooo:rsid="000f7450" officeooo:paragraph-rsid="000ff8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Numbering_20_123">
        <text:list-header>
          <text:p text:style-name="P2">COMO COMPILAR<text:line-break/>Novo terminal no VsCode<text:line-break/><text:tab/>- gcc *.c -o main.exe<text:line-break/><text:tab/><text:tab/>- usado pra "juntar" os arquivos necessarios, no caso os tads<text:line-break/><text:tab/>- .\main.exe<text:line-break/><text:tab/><text:tab/>- se o gcc der certo, so usar isso agr pra compilar tranquilo<text:line-break/><text:line-break/><text:line-break/></text:p>
        </text:list-header>
        <text:list-item>
          <text:p text:style-name="P3">Word: 'Antidote for Common Poisons'</text:p>
        </text:list-item>
        <text:list-item>
          <text:p text:style-name="P1">Word: 'Bezoar'</text:p>
        </text:list-item>
        <text:list-item>
          <text:p text:style-name="P1">Word: 'Cure for Boils'</text:p>
        </text:list-item>
        <text:list-item>
          <text:p text:style-name="P1">Word: 'Snake Fangs'</text:p>
        </text:list-item>
        <text:list-item>
          <text:p text:style-name="P1">Word: 'Antidote for Love Potion'</text:p>
        </text:list-item>
        <text:list-item>
          <text:p text:style-name="P1">Word: 'Wiggentree Twigs'</text:p>
        </text:list-item>
        <text:list-item>
          <text:p text:style-name="P1">Word: 'Sleeping Potion'</text:p>
        </text:list-item>
        <text:list-item>
          <text:p text:style-name="P1">Word: 'Lavender Sprigs'</text:p>
        </text:list-item>
        <text:list-item>
          <text:p text:style-name="P1">Word: 'Wiggenweld Potion'</text:p>
        </text:list-item>
        <text:list-item>
          <text:p text:style-name="P1">Word: 'Salamander Blood'</text:p>
        </text:list-item>
        <text:list-item>
          <text:p text:style-name="P1">Word: 'Elixir to Induce Euphoria'</text:p>
        </text:list-item>
        <text:list-item>
          <text:p text:style-name="P1">Word: 'Creeping Fig'</text:p>
        </text:list-item>
        <text:list-item>
          <text:p text:style-name="P1">Word: 'Potion of Fire Protection'</text:p>
        </text:list-item>
        <text:list-item>
          <text:p text:style-name="P1">Word: 'Mushrooms'</text:p>
        </text:list-item>
        <text:list-item>
          <text:p text:style-name="P1">Word: 'Skele-Gro'</text:p>
        </text:list-item>
        <text:list-item>
          <text:p text:style-name="P1">Word: 'Powdered Bicorn Horn'</text:p>
        </text:list-item>
        <text:list-item>
          <text:p text:style-name="P1">Word: 'Mandrake Restorative Draught'</text:p>
        </text:list-item>
        <text:list-item>
          <text:p text:style-name="P1">Word: 'Mandrake Root'</text:p>
        </text:list-item>
        <text:list-item>
          <text:p text:style-name="P1">Word: 'Draught of Peace'</text:p>
        </text:list-item>
        <text:list-item>
          <text:p text:style-name="P1">Word: 'Water'</text:p>
        </text:list-item>
        <text:list-item>
          <text:p text:style-name="P1">Word: 'Amortentia Potion'</text:p>
        </text:list-item>
        <text:list-item>
          <text:p text:style-name="P1">Word: 'Standard Ingredient Measures'</text:p>
        </text:list-item>
        <text:list-item>
          <text:p text:style-name="P1">Word: 'Herbicide Potion'</text:p>
        </text:list-item>
        <text:list-item>
          <text:p text:style-name="P1">Word: 'Standard Ingredient Measures'</text:p>
        </text:list-item>
        <text:list-item>
          <text:p text:style-name="P1">Word: 'Healing Potion'</text:p>
        </text:list-item>
        <text:list-item>
          <text:p text:style-name="P1">Word: 'Standard Ingredient Measures'</text:p>
        </text:list-item>
        <text:list-item>
          <text:p text:style-name="P1">Word: 'Agility Potion'</text:p>
        </text:list-item>
        <text:list-item>
          <text:p text:style-name="P1">Word: 'Standard Ingredient Measures'</text:p>
        </text:list-item>
        <text:list-item>
          <text:p text:style-name="P1">Word: 'Strengthening Solution'</text:p>
        </text:list-item>
        <text:list-item>
          <text:p text:style-name="P1">Word: 'Standard Ingredient Measures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17:03:42.002000000</meta:creation-date>
    <dc:date>2024-07-24T16:14:16.197000000</dc:date>
    <meta:editing-duration>PT2M53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2" meta:paragraph-count="31" meta:word-count="170" meta:character-count="1072" meta:non-whitespace-character-count="954"/>
  </office:meta>
</office:document-meta>
</file>